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Aumento_Sal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Tempo de Empr.</text:p>
          </table:table-cell>
          <table:table-cell office:value-type="string">
            <text:p>Idade</text:p>
          </table:table-cell>
          <table:table-cell office:value-type="string">
            <text:p>Filhos</text:p>
          </table:table-cell>
          <table:table-cell office:value-type="string">
            <text:p>Salário Bruto</text:p>
          </table:table-cell>
          <table:table-cell office:value-type="string">
            <text:p>INSS</text:p>
          </table:table-cell>
          <table:table-cell office:value-type="string">
            <text:p>IR</text:p>
          </table:table-cell>
          <table:table-cell office:value-type="string">
            <text:p>VR</text:p>
          </table:table-cell>
          <table:table-cell office:value-type="string">
            <text:p>VT</text:p>
          </table:table-cell>
          <table:table-cell office:value-type="string">
            <text:p>Salário Liq.</text:p>
          </table:table-cell>
          <table:table-cell office:value-type="string">
            <text:p>Novo Salário</text:p>
          </table:table-cell>
          <table:table-cell office:value-type="string">
            <text:p>Aumento</text:p>
          </table:table-cell>
        </table:table-row>
        <table:table-row table:style-name="ro2">
          <table:table-cell office:value-type="string">
            <text:p>João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2">
          <table:table-cell office:value-type="string">
            <text:p>Zé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table:number-columns-repeated="7"/>
        </table:table-row>
        <table:table-row table:style-name="ro2">
          <table:table-cell office:value-type="string">
            <text:p>Rita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2">
          <table:table-cell office:value-type="string">
            <text:p>Ana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7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00:1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mel </meta:initial-creator>
    <meta:creation-date>2010-09-15T01:39:51</meta:creation-date>
    <dc:date>2010-09-16T00:10:02</dc:date>
    <dc:creator>Kemel </dc:creator>
    <meta:editing-duration>PT02H12M16S</meta:editing-duration>
    <meta:editing-cycles>4</meta:editing-cycles>
    <meta:generator>OpenOffice.org/3.2$Unix OpenOffice.org_project/320m12$Build-9483</meta:generator>
    <meta:document-statistic meta:table-count="3" meta:cell-count="36" meta:object-count="0"/>
  </office:meta>
</office:document-meta>
</file>

<file path=Basic/Standard/Aumento_Sal.xml><?xml version="1.0" encoding="utf-8"?>
<!DOCTYPE module  PUBLIC '-//OpenOffice.org//DTD OfficeDocument 1.0//EN'  'module.dtd'>
<script:module xmlns:script="http://openoffice.org/2000/script" script:name="Aumento_Sal" script:language="StarBasic">REM  *****  BASIC  *****

DIM filhos as integer
DIM idade as integer
DIM temp_emp as integer
DIM benef as integer
DIM SB as currency
DIM novo_sal as currency

Sub Main

l=2

 Do while cells (l,1)&lt;&gt;0
	cells (l,1)=temp_emp
	cells (l,3)=idade
	cells (l,4)=filhos
	cells (l,5)=SB
	 if (((temp_emp&gt;10) and (filhos&gt;=3)) or (idade&gt;45)) then
	 	novo_sal=SB*1.15
	 	cells(l,11)=novo_sal
	 	cells(l,12)=1.15
	 	elseif (((5&lt;temp_emp&lt;10) and (filhos=2)) or (35&lt;idade&lt;45)) then
	 		novo_sal=SB*1.1
	 		cells(l,11)=novo_sal
	 		cells(l,12)=1.10
	 	elseif ((5&lt;temp_emp) and (35&lt;idade)) then
	 		novo_sal=SB*1.05
	 		cells(l,11)=novo_sal
	 		cells(l,12)=1.05
	 else
	 	cells(l,11)=(SB)
	 	cells(l,12)=0
 	endif
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mento_Sa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